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ot &amp; non root :</text:p>
      <text:p text:style-name="Standard">sudo -i<text:tab/><text:tab/>: to change to root user</text:p>
      <text:p text:style-name="Standard">in linux we need to use CLI </text:p>
      <text:p text:style-name="Standard">CLI : Command line interface</text:p>
      <text:p text:style-name="Standard"/>
      <text:p text:style-name="Standard">file commands:</text:p>
      <text:p text:style-name="Standard">touch <text:tab/><text:tab/> <text:s text:c="2"/><text:tab/>: to create a file</text:p>
      <text:p text:style-name="Standard">ls<text:tab/><text:tab/><text:tab/><text:tab/><text:tab/> <text:s/>: to list the file <text:s/>(short list)</text:p>
      <text:p text:style-name="Standard">ll<text:tab/><text:tab/><text:tab/><text:tab/><text:tab/> <text:s/>: to list the file <text:s/>(long list)</text:p>
      <text:p text:style-name="Standard">ls -a<text:tab/><text:tab/><text:tab/><text:tab/>: to see the hidden files (start with .)</text:p>
      <text:p text:style-name="Standard">ll -a<text:tab/><text:tab/><text:tab/><text:tab/>: to see the hidden files (start with .)</text:p>
      <text:p text:style-name="Standard">more <text:tab/><text:tab/><text:tab/><text:tab/>: to see the content of a file</text:p>
      <text:p text:style-name="Standard">cat <text:tab/><text:tab/><text:tab/><text:tab/> <text:s/>: to see the content of a file</text:p>
      <text:p text:style-name="Standard">cat&gt;file1<text:tab/><text:tab/>: to insert the content (first time)</text:p>
      <text:p text:style-name="Standard">ctrl + d <text:tab/><text:tab/>: to save the content of file</text:p>
      <text:p text:style-name="Standard">cat&gt;&gt;file1<text:tab/><text:tab/>: to insert the content (second time + ....)</text:p>
      <text:p text:style-name="Standard">clear/ctrll : <text:s/>to clear the sceern</text:p>
      <text:p text:style-name="Standard"/>
      <text:p text:style-name="Standard">======================================================================================================================================================</text:p>
      <text:p text:style-name="Standard">cp <text:tab/><text:tab/><text:tab/><text:tab/><text:tab/> <text:s/>: to copy content form one file to another file</text:p>
      <text:p text:style-name="Standard">mv<text:tab/><text:tab/><text:tab/><text:tab/><text:tab/> <text:s/>: to move content form one file to another file</text:p>
      <text:p text:style-name="Standard">mv<text:tab/><text:tab/><text:tab/><text:tab/><text:tab/> <text:s/>: to rename a file</text:p>
      <text:p text:style-name="Standard">rm <text:tab/><text:tab/><text:tab/><text:tab/><text:tab/> <text:s/>: to remove a file</text:p>
      <text:p text:style-name="Standard">rm -f<text:tab/><text:tab/><text:tab/><text:tab/> <text:s/>: to remove a file forcefully</text:p>
      <text:p text:style-name="Standard">rm -f *<text:tab/><text:tab/><text:tab/> <text:s/>: to remove all files forecfully</text:p>
      <text:p text:style-name="Standard">rm -f p*<text:tab/><text:tab/><text:tab/> <text:s/>: to remove all files forecfully starting with p</text:p>
      <text:p text:style-name="Standard">touch file{1..10} : to create multiple files in a pattren</text:p>
      <text:p text:style-name="Standard">rm -f python{13..17} : to remove python13 to python17 files</text:p>
      <text:p text:style-name="Standard">echo "nareshit" &gt; file1 : to insert nareshit into file1</text:p>
      <text:p text:style-name="Standard"/>
      <text:p text:style-name="Standard"/>
      <text:p text:style-name="Standard"/>
      <text:p text:style-name="Standard">in linux folder is also called as directory.</text:p>
      <text:p text:style-name="Standard"/>
      <text:p text:style-name="Standard">mkdir <text:tab/><text:tab/><text:tab/>: to create a dir</text:p>
      <text:p text:style-name="Standard">pwd<text:tab/><text:tab/><text:tab/><text:tab/>: to print/present working directory</text:p>
      <text:p text:style-name="Standard">cd <text:tab/><text:tab/><text:tab/><text:tab/>: to change directory</text:p>
      <text:p text:style-name="Standard">cd ..<text:tab/><text:tab/><text:tab/>: to get one dir back</text:p>
      <text:p text:style-name="Standard">cd ../../<text:tab/> <text:s text:c="2"/>: to get two dir back</text:p>
      <text:p text:style-name="Standard">cd<text:tab/> -<text:tab/><text:tab/><text:tab/>: to go to previous dir</text:p>
      <text:p text:style-name="Standard"/>
      <text:p text:style-name="Standard">touch dir1/raham : to create a file called raham inside dir1</text:p>
      <text:p text:style-name="Standard">mkdir dir1/dir2 <text:s/>: to create a dir2 inside dir1</text:p>
      <text:p text:style-name="Standard">rm -rf dir1/ : to remove recursive inside the dir1</text:p>
      <text:p text:style-name="Standard"/>
      <text:p text:style-name="Standard">yum install tree -y</text:p>
      <text:p text:style-name="Standard"/>
      <text:p text:style-name="Standard">package manager : yum (yellowdog update modifier)</text:p>
      <text:p text:style-name="Standard">install : action</text:p>
      <text:p text:style-name="Standard">pkg name : tree</text:p>
      <text:p text:style-name="Standard"><text:soft-page-break/>permission : -y</text:p>
      <text:p text:style-name="Standard"/>
      <text:p text:style-name="Standard">head<text:tab/><text:tab/><text:tab/>: to print the top 10 lines</text:p>
      <text:p text:style-name="Standard">head -5<text:tab/><text:tab/>: to print the top 5 lines</text:p>
      <text:p text:style-name="Standard">head -12<text:tab/><text:tab/>: to print the top 12 lines</text:p>
      <text:p text:style-name="Standard">tail<text:tab/><text:tab/><text:tab/>: to print the bottom 10 lines</text:p>
      <text:p text:style-name="Standard">tail -5<text:tab/><text:tab/>: to print the bottom 5 lines</text:p>
      <text:p text:style-name="Standard">tail -12<text:tab/><text:tab/>: to print the bottom 12 lines</text:p>
      <text:p text:style-name="Standard">wc<text:tab/><text:tab/><text:tab/><text:tab/>: to print lines, words and char</text:p>
      <text:p text:style-name="Standard">sed -n '4,12p' file1 <text:s/>: to print line number 4 to 12</text:p>
      <text:p text:style-name="Standard"/>
      <text:p text:style-name="Standard"/>
      <text:p text:style-name="Standard">======================================================================================================================================================</text:p>
      <text:p text:style-name="Standard"/>
      <text:p text:style-name="Standard">DAY-02:</text:p>
      <text:p text:style-name="Standard"/>
      <text:p text:style-name="Standard">VIM EDITOR: To edit the files</text:p>
      <text:p text:style-name="Standard">i<text:tab/> = used to insert the content</text:p>
      <text:p text:style-name="Standard">ecs<text:tab/> = to get out of insert mode</text:p>
      <text:p text:style-name="Standard"/>
      <text:p text:style-name="Standard">WE HAVE 3 MODES:</text:p>
      <text:p text:style-name="Standard"/>
      <text:p text:style-name="Standard">3. SAVE MODE</text:p>
      <text:p text:style-name="Standard">:w<text:tab/>:<text:tab/>save</text:p>
      <text:p text:style-name="Standard">:q<text:tab/>:<text:tab/>quit</text:p>
      <text:p text:style-name="Standard">:wq<text:tab/>:<text:tab/>save and exit</text:p>
      <text:p text:style-name="Standard">:w!<text:tab/>:<text:tab/>forcefully save</text:p>
      <text:p text:style-name="Standard">:q!<text:tab/>:<text:tab/>forcefully quit</text:p>
      <text:p text:style-name="Standard">:wq!<text:tab/>:<text:tab/>forcefully save and exit </text:p>
      <text:p text:style-name="Standard"/>
      <text:p text:style-name="Standard"/>
      <text:p text:style-name="Standard">2. INSERT MODE</text:p>
      <text:p text:style-name="Standard">i<text:tab/>:<text:tab/>It will insert the data </text:p>
      <text:p text:style-name="Standard">I<text:tab/>:<text:tab/>Moves to beginning of the line</text:p>
      <text:p text:style-name="Standard">A<text:tab/>:<text:tab/>moves to the end of the line</text:p>
      <text:p text:style-name="Standard">o<text:tab/>:<text:tab/>moves down to that line</text:p>
      <text:p text:style-name="Standard">O<text:tab/>:<text:tab/>moves up to that line</text:p>
      <text:p text:style-name="Standard"/>
      <text:p text:style-name="Standard"/>
      <text:p text:style-name="Standard">1. COMMAND MODE</text:p>
      <text:p text:style-name="Standard">gg<text:tab/>:<text:tab/>top of the file</text:p>
      <text:p text:style-name="Standard">shift+g<text:tab/>:<text:tab/>bottom of the file</text:p>
      <text:p text:style-name="Standard">yy<text:tab/>:<text:tab/>copies single line</text:p>
      <text:p text:style-name="Standard">3yy<text:tab/>:<text:tab/>copies 3 lines</text:p>
      <text:p text:style-name="Standard">p<text:tab/>:<text:tab/>paste the copied line</text:p>
      <text:p text:style-name="Standard">3p<text:tab/>:<text:tab/>paste the copied line for 3 times</text:p>
      <text:p text:style-name="Standard">dd<text:tab/>:<text:tab/>deletes the line</text:p>
      <text:p text:style-name="Standard">3dd<text:tab/>:<text:tab/>deletes three lines</text:p>
      <text:p text:style-name="Standard">u<text:tab/>:<text:tab/>undo</text:p>
      <text:p text:style-name="Standard">/word<text:tab/>:<text:tab/>finds the particular word</text:p>
      <text:p text:style-name="Standard"><text:soft-page-break/>:set number:<text:tab/>To set the numbers in line</text:p>
      <text:p text:style-name="Standard">:83<text:tab/>:<text:tab/>To go to 83rd line</text:p>
      <text:p text:style-name="Standard"/>
      <text:p text:style-name="Standard"/>
      <text:p text:style-name="Standard"/>
      <text:p text:style-name="Standard">=========================================================</text:p>
      <text:p text:style-name="Standard"/>
      <text:p text:style-name="Standard">-rw-r--r-- 1 root root 0 May <text:s/>4 05:39 file1</text:p>
      <text:p text:style-name="Standard"/>
      <text:p text:style-name="Standard">FILE TYPES:</text:p>
      <text:p text:style-name="Standard"/>
      <text:p text:style-name="Standard">-<text:tab/><text:tab/><text:tab/>: Regular file</text:p>
      <text:p text:style-name="Standard">b<text:tab/><text:tab/><text:tab/>: blocked file</text:p>
      <text:p text:style-name="Standard">c <text:s text:c="5"/>: charcter file</text:p>
      <text:p text:style-name="Standard">d<text:tab/><text:tab/><text:tab/>: directory</text:p>
      <text:p text:style-name="Standard">l<text:tab/><text:tab/><text:tab/>: link file</text:p>
      <text:p text:style-name="Standard">. <text:s text:c="5"/>: hidden file</text:p>
      <text:p text:style-name="Standard"/>
      <text:p text:style-name="Standard"/>
      <text:p text:style-name="Standard">PERMISSIONS: (rw-r--r--)</text:p>
      <text:p text:style-name="Standard"/>
      <text:p text:style-name="Standard">Types of permissions: 3 types</text:p>
      <text:p text:style-name="Standard"/>
      <text:p text:style-name="Standard">Read<text:tab/><text:tab/><text:tab/><text:tab/>:<text:tab/> r<text:tab/><text:tab/>: 4</text:p>
      <text:p text:style-name="Standard">Write<text:tab/><text:tab/><text:tab/><text:tab/>: <text:s text:c="2"/>w<text:tab/><text:tab/>: 2</text:p>
      <text:p text:style-name="Standard">Executable<text:tab/> <text:s text:c="2"/>: <text:s text:c="2"/>x<text:tab/><text:tab/>: 1</text:p>
      <text:p text:style-name="Standard"/>
      <text:p text:style-name="Standard">Categories:</text:p>
      <text:p text:style-name="Standard"/>
      <text:p text:style-name="Standard">User</text:p>
      <text:p text:style-name="Standard">Group</text:p>
      <text:p text:style-name="Standard">Others</text:p>
      <text:p text:style-name="Standard"/>
      <text:p text:style-name="Standard">Methods to change permissions:</text:p>
      <text:p text:style-name="Standard"/>
      <text:p text:style-name="Standard">numerical method: chmod 777 file1</text:p>
      <text:p text:style-name="Standard">alphabetical method: chmod u=rwx,g=rx,o=rw file1</text:p>
      <text:p text:style-name="Standard"/>
      <text:p text:style-name="Standard">==============================================================</text:p>
      <text:p text:style-name="Standard"/>
      <text:p text:style-name="Standard">useradd raham <text:tab/><text:tab/>: to create a user</text:p>
      <text:p text:style-name="Standard">cat /etc/passwd <text:tab/><text:tab/>: to check user list</text:p>
      <text:p text:style-name="Standard">getent passwd<text:tab/><text:tab/><text:tab/>: to check user list</text:p>
      <text:p text:style-name="Standard">cat /etc/group <text:tab/><text:tab/>: to check groups list</text:p>
      <text:p text:style-name="Standard">getent group<text:tab/><text:tab/><text:tab/>: to check user list</text:p>
      <text:p text:style-name="Standard">cd /home/<text:tab/><text:tab/><text:tab/><text:tab/>: to check the user directory</text:p>
      <text:p text:style-name="Standard">chown raham file1 <text:s/>: to change the ownership </text:p>
      <text:p text:style-name="Standard">chgrp raham file1 <text:s/>: to change the group</text:p>
      <text:p text:style-name="Standard">chown raham:raham file2 : to chnage ownership and group at same time</text:p>
      <text:p text:style-name="Standard">usermod -aG DevOps Abraham: to add user to groups</text:p>
      <text:p text:style-name="Standard"/>
      <text:p text:style-name="Standard">==============================================================</text:p>
      <text:p text:style-name="Standard"><text:soft-page-break/></text:p>
      <text:p text:style-name="Standard">DAY-03: </text:p>
      <text:p text:style-name="Standard"/>
      <text:p text:style-name="Standard">ROOT: He is admin</text:p>
      <text:p text:style-name="Standard">SUPER USER: Created by Root user and can have all permission like root user</text:p>
      <text:p text:style-name="Standard">NORMAL USER: <text:s/>Created by Root user and doesn't have any permissions.</text:p>
      <text:p text:style-name="Standard"/>
      <text:p text:style-name="Standard">CONVERTING NORMAL USER TO SUDO USER</text:p>
      <text:p text:style-name="Standard"/>
      <text:p text:style-name="Standard">1. useradd raham</text:p>
      <text:p text:style-name="Standard">2. passwd raham</text:p>
      <text:p text:style-name="Standard">3. visudo (100 -- &gt; yy -- &gt; p -- &gt; raham -- &gt; :wq)</text:p>
      <text:p text:style-name="Standard"/>
      <text:p text:style-name="Standard"/>
      <text:p text:style-name="Standard">uname<text:tab/><text:tab/><text:tab/><text:tab/>: to see the os </text:p>
      <text:p text:style-name="Standard">uname -r<text:tab/><text:tab/><text:tab/> : to see the kernel info</text:p>
      <text:p text:style-name="Standard">uname -a<text:tab/><text:tab/><text:tab/>: to see full info</text:p>
      <text:p text:style-name="Standard">hostname <text:tab/><text:tab/>: to see the host</text:p>
      <text:p text:style-name="Standard">hostnamectl set-hostname raham : to change the hostname</text:p>
      <text:p text:style-name="Standard">sudo -i : to login to hostname</text:p>
      <text:p text:style-name="Standard">hostname -i <text:s/>: to see the ip addr</text:p>
      <text:p text:style-name="Standard">ifconfig</text:p>
      <text:p text:style-name="Standard">ip addr</text:p>
      <text:p text:style-name="Standard">ip addr show</text:p>
      <text:p text:style-name="Standard"/>
      <text:p text:style-name="Standard">w/who <text:tab/><text:tab/><text:tab/>: to check the login info</text:p>
      <text:p text:style-name="Standard">whoami<text:tab/><text:tab/><text:tab/>: to show the current user</text:p>
      <text:p text:style-name="Standard"/>
      <text:p text:style-name="Standard"/>
      <text:p text:style-name="Standard"/>
      <text:p text:style-name="Standard"/>
      <text:p text:style-name="Standard">==============================================================</text:p>
      <text:p text:style-name="Standard"/>
      <text:p text:style-name="Standard">GREP : GLOBAL REGULAR EXPRESSION PRINT</text:p>
      <text:p text:style-name="Standard">To search for the words </text:p>
      <text:p text:style-name="Standard"/>
      <text:p text:style-name="Standard">grep class file1</text:p>
      <text:p text:style-name="Standard">grep CLASS file1 -i</text:p>
      <text:p text:style-name="Standard">grep class file1 -v</text:p>
      <text:p text:style-name="Standard">grep 'good\|todays\|class' file1</text:p>
      <text:p text:style-name="Standard"/>
      <text:p text:style-name="Standard">| : used when we are executing two commands at once</text:p>
      <text:p text:style-name="Standard">first command output will become input of second command</text:p>
      <text:p text:style-name="Standard"/>
      <text:p text:style-name="Standard"/>
      <text:p text:style-name="Standard"/>
      <text:p text:style-name="Standard">SED: Stream editor</text:p>
      <text:p text:style-name="Standard">rules : </text:p>
      <text:p text:style-name="Standard">word shoule be perfectly give</text:p>
      <text:p text:style-name="Standard">if we miss % the only one word will be replaced</text:p>
      <text:p text:style-name="Standard">if we miss g at last first letter in the line will only be chnaged</text:p>
      <text:p text:style-name="Standard"/>
      <text:p text:style-name="Standard"><text:soft-page-break/></text:p>
      <text:p text:style-name="Standard"><text:s/>1 <text:s/>cd ~</text:p>
      <text:p text:style-name="Standard"><text:s text:c="4"/>2 <text:s/>cat /etc/passwd</text:p>
      <text:p text:style-name="Standard"><text:s text:c="4"/>3 <text:s/>useradd raham</text:p>
      <text:p text:style-name="Standard"><text:s text:c="4"/>4 <text:s/>passwd raham</text:p>
      <text:p text:style-name="Standard"><text:s text:c="4"/>5 <text:s/>visudo</text:p>
      <text:p text:style-name="Standard"><text:s text:c="4"/>6 <text:s/>ll</text:p>
      <text:p text:style-name="Standard"><text:s text:c="4"/>7 <text:s/>touch file1</text:p>
      <text:p text:style-name="Standard"><text:s text:c="4"/>8 <text:s/>ll</text:p>
      <text:p text:style-name="Standard"><text:s text:c="4"/>9 <text:s/>su - raham</text:p>
      <text:p text:style-name="Standard"><text:s text:c="3"/>10 <text:s/>useradd ramesh</text:p>
      <text:p text:style-name="Standard"><text:s text:c="3"/>11 <text:s/>useradd suresh</text:p>
      <text:p text:style-name="Standard"><text:s text:c="3"/>12 <text:s/>passwd suresh</text:p>
      <text:p text:style-name="Standard"><text:s text:c="3"/>13 <text:s/>visudo</text:p>
      <text:p text:style-name="Standard"><text:s text:c="3"/>14 <text:s/>su - suresh</text:p>
      <text:p text:style-name="Standard"><text:s text:c="3"/>15 <text:s/>useradd vikram</text:p>
      <text:p text:style-name="Standard"><text:s text:c="3"/>16 <text:s/>useradd virat</text:p>
      <text:p text:style-name="Standard"><text:s text:c="3"/>17 <text:s/>passwd virat</text:p>
      <text:p text:style-name="Standard"><text:s text:c="3"/>18 <text:s/>su - virat</text:p>
      <text:p text:style-name="Standard"><text:s text:c="3"/>19 <text:s/>ll</text:p>
      <text:p text:style-name="Standard"><text:s text:c="3"/>20 <text:s/>vim file1</text:p>
      <text:p text:style-name="Standard"><text:s text:c="3"/>21 <text:s/>cat file1</text:p>
      <text:p text:style-name="Standard"><text:s text:c="3"/>22 <text:s/>grep class file1</text:p>
      <text:p text:style-name="Standard"><text:s text:c="3"/>23 <text:s/>vim file1</text:p>
      <text:p text:style-name="Standard"><text:s text:c="3"/>24 <text:s/>cat file1</text:p>
      <text:p text:style-name="Standard"><text:s text:c="3"/>25 <text:s/>grep class file1</text:p>
      <text:p text:style-name="Standard"><text:s text:c="3"/>26 <text:s/>grep Class file1</text:p>
      <text:p text:style-name="Standard"><text:s text:c="3"/>27 <text:s/>grep Class file1 -i</text:p>
      <text:p text:style-name="Standard"><text:s text:c="3"/>28 <text:s/>grep CLASS file1 -i</text:p>
      <text:p text:style-name="Standard"><text:s text:c="3"/>29 <text:s/>cat file1</text:p>
      <text:p text:style-name="Standard"><text:s text:c="3"/>30 <text:s/>grep morning file1</text:p>
      <text:p text:style-name="Standard"><text:s text:c="3"/>31 <text:s/>grep morning file1 -v</text:p>
      <text:p text:style-name="Standard"><text:s text:c="3"/>32 <text:s/>cat file1</text:p>
      <text:p text:style-name="Standard"><text:s text:c="3"/>33 <text:s/>grep 'all/|linux' file1</text:p>
      <text:p text:style-name="Standard"><text:s text:c="3"/>34 <text:s/>grep all/|linux file1</text:p>
      <text:p text:style-name="Standard"><text:s text:c="3"/>35 <text:s/>man grep</text:p>
      <text:p text:style-name="Standard"><text:s text:c="3"/>36 <text:s/>grep 'all\|linux' file1</text:p>
      <text:p text:style-name="Standard"><text:s text:c="3"/>37 <text:s/>cat file1</text:p>
      <text:p text:style-name="Standard"><text:s text:c="3"/>38 <text:s/>grep 'good\|todays\|class' file1</text:p>
      <text:p text:style-name="Standard"><text:s text:c="3"/>39 <text:s/>cat file1</text:p>
      <text:p text:style-name="Standard"><text:s text:c="3"/>40 <text:s/>grep hai file1 -i</text:p>
      <text:p text:style-name="Standard"><text:s text:c="3"/>41 <text:s/>cat file1 | grep hai -i</text:p>
      <text:p text:style-name="Standard"><text:s text:c="3"/>42 <text:s/>cat file1</text:p>
      <text:p text:style-name="Standard"><text:s text:c="3"/>43 <text:s/>sed 's/Hai/hello/' file1</text:p>
      <text:p text:style-name="Standard"><text:s text:c="3"/>44 <text:s/>sed 's/linux/unix/' file1</text:p>
      <text:p text:style-name="Standard"><text:s text:c="3"/>45 <text:s/>cat file1</text:p>
      <text:p text:style-name="Standard"><text:s text:c="3"/>46 <text:s/>ll</text:p>
      <text:p text:style-name="Standard"><text:s text:c="3"/>47 <text:s/>cat file1</text:p>
      <text:p text:style-name="Standard"><text:s text:c="3"/>48 <text:s/>sed 's/linux/unix/' file1 &gt; file2</text:p>
      <text:p text:style-name="Standard"><text:s text:c="3"/>49 <text:s/>cat file2</text:p>
      <text:p text:style-name="Standard"><text:s text:c="3"/>50 <text:s/>cat file</text:p>
      <text:p text:style-name="Standard"><text:s text:c="3"/>51 <text:s/>cat file1</text:p>
      <text:p text:style-name="Standard"><text:soft-page-break/><text:s text:c="3"/>52 <text:s/>sed 's/Hai/hello/;s/morning/evening/' file1</text:p>
      <text:p text:style-name="Standard"><text:s text:c="3"/>53 <text:s/>sed 's/class/session/' file1 &gt; file3</text:p>
      <text:p text:style-name="Standard"><text:s text:c="3"/>54 <text:s/>ll</text:p>
      <text:p text:style-name="Standard"><text:s text:c="3"/>55 <text:s/>cat file3</text:p>
      <text:p text:style-name="Standard"><text:s text:c="3"/>56 <text:s/>vim file1</text:p>
      <text:p text:style-name="Standard"><text:s text:c="3"/>57 <text:s/>cat file1</text:p>
      <text:p text:style-name="Standard"><text:s text:c="3"/>58 <text:s/>sed -n '7,14p' file1</text:p>
      <text:p text:style-name="Standard"><text:s text:c="3"/>59 <text:s/>cat -n file1</text:p>
      <text:p text:style-name="Standard"><text:s text:c="3"/>60 <text:s/>sed '=' file1</text:p>
      <text:p text:style-name="Standard"><text:s text:c="3"/>61 <text:s/>cat file1</text:p>
      <text:p text:style-name="Standard"><text:s text:c="3"/>62 <text:s/>sed '3c/welcome to my session' file1</text:p>
      <text:p text:style-name="Standard"><text:s text:c="3"/>63 <text:s/>histor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7T19:58:09.732000000</meta:creation-date>
    <dc:date>2024-09-07T19:58:23.760000000</dc:date>
    <meta:editing-duration>PT16S</meta:editing-duration>
    <meta:editing-cycles>1</meta:editing-cycles>
    <meta:document-statistic meta:table-count="0" meta:image-count="0" meta:object-count="0" meta:page-count="6" meta:paragraph-count="212" meta:word-count="1149" meta:character-count="6331" meta:non-whitespace-character-count="4949"/>
    <meta:generator>LibreOffice/24.2.4.2$Windows_X86_64 LibreOffice_project/51a6219feb6075d9a4c46691dcfe0cd9c4fff3c2</meta:generator>
  </office:meta>
</office:document-meta>
</file>